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9in" table:align="margins"/>
    </style:style>
    <style:style style:name="Table1.A" style:family="table-column">
      <style:table-column-properties style:column-width="0.7903in" style:rel-column-width="6553*"/>
    </style:style>
    <style:style style:name="Table1.J" style:family="table-column">
      <style:table-column-properties style:column-width="0.7903in" style:rel-column-width="655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I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9in" table:align="margins"/>
    </style:style>
    <style:style style:name="Table2.A" style:family="table-column">
      <style:table-column-properties style:column-width="0.7896in" style:rel-column-width="6551*"/>
    </style:style>
    <style:style style:name="Table2.C" style:family="table-column">
      <style:table-column-properties style:column-width="0.7903in" style:rel-column-width="6556*"/>
    </style:style>
    <style:style style:name="Table2.J" style:family="table-column">
      <style:table-column-properties style:column-width="0.791in" style:rel-column-width="656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I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9in" table:align="margins"/>
    </style:style>
    <style:style style:name="Table3.A" style:family="table-column">
      <style:table-column-properties style:column-width="0.7903in" style:rel-column-width="6553*"/>
    </style:style>
    <style:style style:name="Table3.J" style:family="table-column">
      <style:table-column-properties style:column-width="0.7903in" style:rel-column-width="655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I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J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9in" table:align="margins"/>
    </style:style>
    <style:style style:name="Table4.A" style:family="table-column">
      <style:table-column-properties style:column-width="0.7903in" style:rel-column-width="6553*"/>
    </style:style>
    <style:style style:name="Table4.J" style:family="table-column">
      <style:table-column-properties style:column-width="0.7903in" style:rel-column-width="655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I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J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9in" table:align="margins"/>
    </style:style>
    <style:style style:name="Table5.A" style:family="table-column">
      <style:table-column-properties style:column-width="0.7903in" style:rel-column-width="6553*"/>
    </style:style>
    <style:style style:name="Table5.J" style:family="table-column">
      <style:table-column-properties style:column-width="0.7903in" style:rel-column-width="655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I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J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8.2944in" fo:margin-left="-0.1722in" table:align="left"/>
    </style:style>
    <style:style style:name="Table6.A" style:family="table-column">
      <style:table-column-properties style:column-width="1.0368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G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H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9in" table:align="margins"/>
    </style:style>
    <style:style style:name="Table7.A" style:family="table-column">
      <style:table-column-properties style:column-width="0.9875in" style:rel-column-width="819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G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margin-top="0in" fo:margin-bottom="0in" style:contextual-spacing="false"/>
      <style:text-properties fo:font-size="38pt" style:font-size-asian="28pt" style:font-size-complex="28pt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in" style:contextual-spacing="false"/>
      <style:text-properties fo:font-size="15pt" officeooo:paragraph-rsid="001f5c98" style:font-size-asian="15pt" style:font-size-complex="15pt"/>
    </style:style>
    <style:style style:name="P4" style:family="paragraph" style:parent-style-name="Standard">
      <style:paragraph-properties fo:margin-top="0in" fo:margin-bottom="0in" style:contextual-spacing="false"/>
      <style:text-properties fo:font-size="15pt" officeooo:paragraph-rsid="0020c53e" style:font-size-asian="15pt" style:font-size-complex="15pt"/>
    </style:style>
    <style:style style:name="P5" style:family="paragraph" style:parent-style-name="List_20_Paragraph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6" style:family="paragraph" style:parent-style-name="List_20_Paragraph">
      <style:paragraph-properties fo:margin-top="0in" fo:margin-bottom="0in" style:contextual-spacing="false" fo:break-before="page"/>
      <style:text-properties fo:font-size="17pt" officeooo:paragraph-rsid="0021511b" style:font-size-asian="17pt" style:font-size-complex="17pt"/>
    </style:style>
    <style:style style:name="P7" style:family="paragraph" style:parent-style-name="Standard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8" style:family="paragraph" style:parent-style-name="Standard">
      <style:paragraph-properties fo:margin-top="0in" fo:margin-bottom="0in" style:contextual-spacing="false" fo:break-before="page"/>
      <style:text-properties officeooo:paragraph-rsid="001f5c98"/>
    </style:style>
    <style:style style:name="P9" style:family="paragraph" style:parent-style-name="Standard">
      <style:text-properties officeooo:paragraph-rsid="001f5c98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1f5c98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1f5c98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21511b"/>
    </style:style>
    <style:style style:name="P13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1511b"/>
    </style:style>
    <style:style style:name="P14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f5c98" officeooo:paragraph-rsid="001f5c98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1f5c98" officeooo:paragraph-rsid="001f5c98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f5c98" officeooo:paragraph-rsid="0020c53e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/>
      <style:text-properties officeooo:rsid="001f5c98" officeooo:paragraph-rsid="0021511b"/>
    </style:style>
    <style:style style:name="P19" style:family="paragraph" style:parent-style-name="Standard">
      <style:paragraph-properties fo:margin-top="0in" fo:margin-bottom="0in" style:contextual-spacing="false"/>
      <style:text-properties officeooo:rsid="0020c53e" officeooo:paragraph-rsid="0020c53e"/>
    </style:style>
    <style:style style:name="P20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c53e" officeooo:paragraph-rsid="0020c53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c53e" officeooo:paragraph-rsid="0021511b"/>
    </style:style>
    <style:style style:name="P22" style:family="paragraph" style:parent-style-name="Standard">
      <style:paragraph-properties fo:break-before="page"/>
      <style:text-properties officeooo:rsid="0021511b" officeooo:paragraph-rsid="0021511b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/>
      <style:text-properties officeooo:rsid="0021511b" officeooo:paragraph-rsid="0021511b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1511b" officeooo:paragraph-rsid="0021511b"/>
    </style:style>
    <style:style style:name="P2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0275" officeooo:paragraph-rsid="00200275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0275" officeooo:paragraph-rsid="0021511b"/>
    </style:style>
    <style:style style:name="P27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073a9" officeooo:paragraph-rsid="002073a9"/>
    </style:style>
    <style:style style:name="P2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1a954" officeooo:paragraph-rsid="0021a954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rsid="0021c016" officeooo:paragraph-rsid="0021c016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8pt" style:font-size-asian="18pt" style:font-size-complex="18pt"/>
    </style:style>
    <style:style style:name="P31" style:family="paragraph" style:parent-style-name="Text_20_body">
      <style:paragraph-properties fo:margin-top="0in" fo:margin-bottom="0in" style:contextual-spacing="false"/>
      <style:text-properties fo:font-size="18pt" style:font-size-asian="18pt" style:font-size-complex="18pt"/>
    </style:style>
    <style:style style:name="P32" style:family="paragraph" style:parent-style-name="Text_20_body">
      <style:paragraph-properties fo:margin-top="0in" fo:margin-bottom="0in" style:contextual-spacing="false"/>
      <style:text-properties fo:font-size="18pt" officeooo:rsid="001c71a4" officeooo:paragraph-rsid="001c71a4" style:font-size-asian="12pt" style:font-size-complex="12pt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8pt" style:font-size-asian="12pt" style:font-size-complex="12pt"/>
    </style:style>
    <style:style style:name="P34" style:family="paragraph" style:parent-style-name="Heading_20_1">
      <style:paragraph-properties fo:margin-top="0in" fo:margin-bottom="0in" style:contextual-spacing="false"/>
      <style:text-properties fo:font-size="28pt" officeooo:rsid="001b2b27" officeooo:paragraph-rsid="001f5c98" style:font-size-asian="18pt" style:font-size-complex="18pt"/>
    </style:style>
    <style:style style:name="P35" style:family="paragraph" style:parent-style-name="Heading_20_1">
      <style:paragraph-properties fo:margin-top="0in" fo:margin-bottom="0in" style:contextual-spacing="false" fo:break-before="page"/>
      <style:text-properties fo:font-size="28pt" officeooo:rsid="001b2b27" officeooo:paragraph-rsid="001f5c98" style:font-size-asian="18pt" style:font-size-complex="18pt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2">
      <style:paragraph-properties fo:margin-top="0in" fo:margin-bottom="0in" style:contextual-spacing="false"/>
    </style:style>
    <style:style style:name="P38" style:family="paragraph" style:parent-style-name="Heading_20_2">
      <style:paragraph-properties fo:margin-top="0in" fo:margin-bottom="0in" style:contextual-spacing="false"/>
      <style:text-properties officeooo:paragraph-rsid="001df51f"/>
    </style:style>
    <style:style style:name="P39" style:family="paragraph" style:parent-style-name="List_20_Paragraph" style:list-style-name="WWNum7">
      <style:paragraph-properties fo:margin-top="0in" fo:margin-bottom="0in" style:contextual-spacing="false"/>
      <style:text-properties fo:font-size="15pt" officeooo:paragraph-rsid="001f5c98" style:font-size-asian="15pt" style:font-size-complex="15pt"/>
    </style:style>
    <style:style style:name="P40" style:family="paragraph" style:parent-style-name="List_20_Paragraph" style:list-style-name="WWNum7">
      <style:paragraph-properties fo:margin-top="0in" fo:margin-bottom="0in" style:contextual-spacing="false"/>
      <style:text-properties fo:font-size="15pt" officeooo:paragraph-rsid="0020c53e" style:font-size-asian="15pt" style:font-size-complex="15pt"/>
    </style:style>
    <style:style style:name="P41" style:family="paragraph" style:parent-style-name="List_20_Paragraph" style:list-style-name="WWNum7" style:master-page-name="">
      <loext:graphic-properties draw:fill="none"/>
      <style:paragraph-properties fo:margin-left="0.25in" fo:margin-right="0in" fo:margin-top="0in" fo:margin-bottom="0in" style:contextual-spacing="false" fo:text-indent="-0.3118in" style:auto-text-indent="false" style:page-number="auto" fo:background-color="transparent"/>
      <style:text-properties fo:font-size="15pt" officeooo:paragraph-rsid="0020c53e" style:font-size-asian="15pt" style:font-size-complex="15pt"/>
    </style:style>
    <style:style style:name="P42" style:family="paragraph" style:parent-style-name="List_20_Paragraph" style:list-style-name="WWNum8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43" style:family="paragraph" style:parent-style-name="List_20_Paragraph" style:list-style-name="WWNum2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44" style:family="paragraph" style:parent-style-name="List_20_Paragraph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45" style:family="paragraph" style:parent-style-name="List_20_Paragraph" style:list-style-name="WWNum4">
      <style:text-properties officeooo:paragraph-rsid="0022f54f"/>
    </style:style>
    <style:style style:name="P46" style:family="paragraph" style:parent-style-name="List_20_Paragraph" style:list-style-name="WWNum3">
      <style:paragraph-properties fo:margin-left="0.25in" fo:text-indent="-0.25in" style:auto-text-indent="false"/>
      <style:text-properties officeooo:paragraph-rsid="0022f54f"/>
    </style:style>
    <style:style style:name="P47" style:family="paragraph" style:parent-style-name="List_20_Paragraph">
      <style:paragraph-properties fo:margin-left="0.25in"/>
      <style:text-properties officeooo:paragraph-rsid="0022f54f"/>
    </style:style>
    <style:style style:name="P48" style:family="paragraph" style:parent-style-name="List_20_Paragraph">
      <style:paragraph-properties fo:margin-left="0in"/>
      <style:text-properties officeooo:paragraph-rsid="0022f54f"/>
    </style:style>
    <style:style style:name="P49" style:family="paragraph" style:parent-style-name="Standard">
      <style:paragraph-properties fo:margin-top="0in" fo:margin-bottom="0in" style:contextual-spacing="false"/>
      <style:text-properties officeooo:paragraph-rsid="001f5c98"/>
    </style:style>
    <style:style style:name="P50" style:family="paragraph" style:parent-style-name="Standard">
      <style:paragraph-properties fo:margin-top="0in" fo:margin-bottom="0in" style:contextual-spacing="false"/>
      <style:text-properties fo:font-size="17pt" officeooo:paragraph-rsid="0021511b" style:font-size-asian="17pt" style:font-size-complex="17pt"/>
    </style:style>
    <style:style style:name="P51" style:family="paragraph" style:parent-style-name="Standard">
      <style:text-properties officeooo:paragraph-rsid="0022f54f"/>
    </style:style>
    <style:style style:name="P52" style:family="paragraph" style:parent-style-name="Standard">
      <style:paragraph-properties fo:margin-top="0in" fo:margin-bottom="0in" style:contextual-spacing="false"/>
      <style:text-properties officeooo:paragraph-rsid="0022f54f"/>
    </style:style>
    <style:style style:name="P53" style:family="paragraph" style:parent-style-name="Standard">
      <style:paragraph-properties fo:text-align="justify" style:justify-single-word="false"/>
      <style:text-properties officeooo:paragraph-rsid="00263f59"/>
    </style:style>
    <style:style style:name="P54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63f59"/>
    </style:style>
    <style:style style:name="P55" style:family="paragraph" style:parent-style-name="Standard">
      <style:paragraph-properties fo:margin-top="0.1665in" fo:margin-bottom="0.111in" style:contextual-spacing="false" fo:text-align="justify" style:justify-single-word="false"/>
      <style:text-properties officeooo:paragraph-rsid="00263f59"/>
    </style:style>
    <style:style style:name="P56" style:family="paragraph" style:parent-style-name="Table_20_Contents">
      <style:paragraph-properties fo:text-align="center" style:justify-single-word="false"/>
      <style:text-properties fo:font-size="15pt" officeooo:rsid="00239e64" officeooo:paragraph-rsid="00239e64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font-size="15pt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font-size="15pt" officeooo:rsid="00244ff8" officeooo:paragraph-rsid="00244ff8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fo:font-size="15pt" officeooo:rsid="002555c2" officeooo:paragraph-rsid="002555c2" style:font-size-asian="9pt" style:font-size-complex="9pt"/>
    </style:style>
    <style:style style:name="P6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8pt" officeooo:paragraph-rsid="0022f54f" style:font-size-asian="12pt" style:font-size-complex="12pt"/>
    </style:style>
    <style:style style:name="P61" style:family="paragraph" style:parent-style-name="Text_20_body">
      <style:text-properties officeooo:rsid="002555c2" officeooo:paragraph-rsid="002555c2"/>
    </style:style>
    <style:style style:name="P62" style:family="paragraph" style:parent-style-name="Text_20_body">
      <style:paragraph-properties fo:text-align="center" style:justify-single-word="false"/>
      <style:text-properties fo:font-size="14pt" style:font-size-asian="10pt" style:font-size-complex="10pt"/>
    </style:style>
    <style:style style:name="P63" style:family="paragraph" style:parent-style-name="Text_20_body">
      <style:paragraph-properties fo:text-align="center" style:justify-single-word="false"/>
      <style:text-properties fo:font-size="14pt" officeooo:rsid="00263f59" officeooo:paragraph-rsid="00263f59" style:font-size-asian="10pt" style:font-size-complex="10pt"/>
    </style:style>
    <style:style style:name="P64" style:family="paragraph" style:parent-style-name="Text_20_body">
      <style:paragraph-properties fo:text-align="center" style:justify-single-word="false"/>
      <style:text-properties fo:font-size="14pt" officeooo:rsid="00269171" officeooo:paragraph-rsid="00269171" style:font-size-asian="10pt" style:font-size-complex="10pt"/>
    </style:style>
    <style:style style:name="P65" style:family="paragraph" style:parent-style-name="Text_20_body">
      <style:paragraph-properties fo:text-align="center" style:justify-single-word="false"/>
      <style:text-properties fo:font-size="14pt" officeooo:rsid="0026e09f" officeooo:paragraph-rsid="0026e09f" style:font-size-asian="10pt" style:font-size-complex="10pt"/>
    </style:style>
    <style:style style:name="P66" style:family="paragraph" style:parent-style-name="Text_20_body">
      <style:paragraph-properties fo:text-align="center" style:justify-single-word="false"/>
      <style:text-properties fo:font-size="14pt" officeooo:rsid="0027dbce" officeooo:paragraph-rsid="0027dbce" style:font-size-asian="10pt" style:font-size-complex="10pt"/>
    </style:style>
    <style:style style:name="P67" style:family="paragraph" style:parent-style-name="Text_20_body">
      <style:paragraph-properties fo:text-align="center" style:justify-single-word="false"/>
      <style:text-properties fo:font-size="14pt" officeooo:rsid="00281e5f" officeooo:paragraph-rsid="00281e5f" style:font-size-asian="10pt" style:font-size-complex="10pt"/>
    </style:style>
    <style:style style:name="P68" style:family="paragraph" style:parent-style-name="Text_20_body">
      <style:text-properties officeooo:rsid="00281e5f" officeooo:paragraph-rsid="00281e5f"/>
    </style:style>
    <style:style style:name="T1" style:family="text">
      <style:text-properties officeooo:rsid="001c71a4"/>
    </style:style>
    <style:style style:name="T2" style:family="text">
      <style:text-properties officeooo:rsid="001df51f"/>
    </style:style>
    <style:style style:name="T3" style:family="text">
      <style:text-properties officeooo:rsid="001f5c98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22f54f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type="double" style:text-underline-width="auto" style:text-underline-color="font-color"/>
    </style:style>
    <style:style style:name="T8" style:family="text">
      <style:text-properties officeooo:rsid="0020c53e"/>
    </style:style>
    <style:style style:name="T9" style:family="text">
      <style:text-properties officeooo:rsid="0021511b"/>
    </style:style>
    <style:style style:name="T10" style:family="text">
      <style:text-properties officeooo:rsid="002555c2"/>
    </style:style>
    <style:style style:name="T11" style:family="text">
      <style:text-properties officeooo:rsid="0025be6d"/>
    </style:style>
    <style:style style:name="T12" style:family="text">
      <style:text-properties officeooo:rsid="00263f59"/>
    </style:style>
    <style:style style:name="T13" style:family="text">
      <style:text-properties officeooo:rsid="00291e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nsowa rachunkowość</text:p>
      <text:h text:style-name="P34" text:outline-level="1"><text:span text:style-name="T3">Ćwiczenie</text:span> 1 (21/2/2024):</text:h>
      <text:p text:style-name="P2">Sała: 504A 8:00-8:45, Zaliczenie: Zaliczenie z oceną </text:p>
      <text:p text:style-name="P2">Konsultację: 323A, 8:50-9:35, 10:40-11:25.</text:p>
      <text:h text:style-name="P37" text:outline-level="2">Literatura podstawowa:</text:h>
      <text:p text:style-name="P30">1. E. Radawiecka, M. Foremna-Pilarska, Zadania z rachunkowości finansowej. Wydanie III, Wydawnictwo Politechniki Koszalińskiej, Koszalin 2019</text:p>
      <text:p text:style-name="P30">2. M. Hass-Symotiuk (red.) Rachunkowość finansowa przedsiębiorstwa : od jego powstania do likwidacji, Wolters Kluwer Polska 2018.</text:p>
      <text:p text:style-name="P30">3. Ustawa z dnia 29 kwietnia 1994 roku o rachunkowości Dz.U.2022 poz. 1488.</text:p>
      <text:h text:style-name="P37" text:outline-level="2">Literatura uzupełniająca:</text:h>
      <text:p text:style-name="P31">1. S. Hońko, B. Gierba, B. Jakubiak, I. Kowalczyk, A. Szczęsna, W. Gos, Rachunkowość finansowa, Stowarzyszenie Księgowych w Polsce, Warszawa 2016.</text:p>
      <text:p text:style-name="P31">2. E. Walińska (red. nauk.), Rachunkowość finansowa. Podręcznik. Ujęcie sprawozdawcze i ewidencyjne, Wolters Kluwer, Warszawa 2014.</text:p>
      <text:p text:style-name="P31">3. B. Gierusz, Podręcznik do samodzielnej nauki księgowania, ODDK, Gdańsk 2018.</text:p>
      <text:h text:style-name="P37" text:outline-level="2">Zakres tematów:</text:h>
      <text:p text:style-name="P32">1. Wprowadzenie do rachunkowości finansowej</text:p>
      <text:p text:style-name="P33">2. Ewidencja rzeczowych aktywów trwałych i wartości niematerialnych i prawnych</text:p>
      <text:p text:style-name="P60">3. Ewidencja inwestycji</text:p>
      <text:p text:style-name="P60">4. Ewidencja rozrachunków</text:p>
      <text:p text:style-name="P33">5. Kolokwium nr 1 obejmujące tematy 2-4.</text:p>
      <text:p text:style-name="P33">6. Ewidencja materiałów, towarów i produktów gotowych</text:p>
      <text:p text:style-name="P33">7. Ewidencja kapitałów/funduszy własnych, rezerw i zobowiązań</text:p>
      <text:p text:style-name="P33">8. Ewidencja przychodów i kosztów oraz wyniku finansowego</text:p>
      <text:p text:style-name="P33"><text:soft-page-break/>9. Kolokwium nr 2 obejmujące tematy 6-8.</text:p>
      <text:p text:style-name="P33">10. Podsumowanie i zaliczenie ćwiczeń.</text:p>
      <text:h text:style-name="P37" text:outline-level="2">Metoda oceniania:</text:h>
      <text:p text:style-name="P2">1 kolokwium - tematy 1-3 (pierwsza połowa semestru) </text:p>
      <text:p text:style-name="P2">2 kolokwium - tematy 4-6 (druga połowa semestru). Do oceny końcowej zostanie uwzględniona suma punktów uzyskana na podstawie napisanych kolokwiów zaliczeniowych. <text:s/></text:p>
      <text:p text:style-name="P2">Obserwacja studenta (EP4, EP5, EP6, EP7, EP8, EP9)</text:p>
      <text:p text:style-name="P2">100-91% - (<text:span text:style-name="T1">bdb/</text:span>5.0), <text:span text:style-name="T1">9</text:span>0-81% - <text:span text:style-name="T1">(</text:span>db<text:span text:style-name="T1">+/</text:span>4.5), 80-71% <text:span text:style-name="T1">(</text:span>db/4.0), 70-61% - <text:s/><text:span text:style-name="T1">(</text:span>dst<text:span text:style-name="T1">+/</text:span>3.5), 60-55% - <text:span text:style-name="T1">(</text:span>dst/3.0)</text:p>
      <text:p text:style-name="P2">+ punkty za aktywność</text:p>
      <text:h text:style-name="P38" text:outline-level="2">Limit nieobecności: <text:span text:style-name="T2">2 <text:s text:c="2"/></text:span></text:h>
      <text:h text:style-name="P35" text:outline-level="1"><text:span text:style-name="T3">Ćwiczenie</text:span> <text:span text:style-name="T3">2</text:span> (2<text:span text:style-name="T3">8</text:span>/2/2024):</text:h>
      <text:p text:style-name="P49" loext:marker-style-name="T4"><text:span text:style-name="T4">Zadanie 1:</text:span></text:p>
      <text:p text:style-name="P3">Stany początkowe niektórych kont w przedsiębiorstwie prywatnym wynosiły:</text:p>
      <text:p text:style-name="P3">Środki trwałe …………………………………………………………. 27.000<text:line-break/>Umorzenie środków trwałych………………………………… 9.760<text:line-break/>Środki trwałe w budowie ………………………………………. 3.000<text:line-break/>Kasa ………………………………………………………………………. 1.060<text:line-break/>Kapitał właściciela …………………………………………………. 21.300</text:p>
      <text:p text:style-name="P3"/>
      <text:p text:style-name="P3">Wystąpiły następujące operacje gospodarcze:</text:p>
      <text:list text:style-name="WWNum7">
        <text:list-item>
          <text:p text:style-name="P39"><text:s/>Zakupiono komputery od dostawcy (Fa VAT):<text:line-break/>- wartość maszyny ………………………………………………………………. 2.000<text:line-break/>- podatek VAT 23% ………………………………………………………….… <text:span text:style-name="T6">460</text:span><text:line-break/> <text:s text:c="2"/>suma faktury ……………………………………………………………. <text:span text:style-name="T7">2.460</text:span></text:p>
        </text:list-item>
        <text:list-item>
          <text:p text:style-name="P39">Przyjęto do użytkowania zakupione komputery (OT) ……………….. ….</text:p>
        </text:list-item>
        <text:list-item>
          <text:p text:style-name="P39">Przekazano nieodpłatnie sprzęt audiovideo placówce oświatowej – darowizna (PT):<text:line-break/>- wartość początkowa środka trwałego ……………………………………. 3.600<text:line-break/>- dotychczasowe umorzenie ……………………………………………………. 2.200</text:p>
        </text:list-item>
        <text:list-item>
          <text:p text:style-name="P39">Sprzedano odbiorcy zbędną kasę fiskalną (Fa VAT):<text:line-break/>- uzyskana suma za sprzedaż netto ……………………………………………1.200<text:line-break/>- podatek VAT 23% …………………………………………………………… 276</text:p>
        </text:list-item>
        <text:list-item>
          <text:p text:style-name="P39">Przekazano sprzedany środek trwały (PT):<text:line-break/>- wartość początkowa środka …………………………………………………… 1.500<text:line-break/>- dotychczasowe umorzenie …………………………………………………….. 500</text:p>
        </text:list-item>
        <text:list-item>
          <text:p text:style-name="P39">Nieodpłatnie otrzymano neutralizatory stalowe od innej firmy (OT) …2.500</text:p>
        </text:list-item>
        <text:list-item>
          <text:p text:style-name="P39">Przyjęto z rozliczenia budowy magazyn do eksploatacji (OT) ………… 3.000</text:p>
        </text:list-item>
        <text:list-item>
          <text:p text:style-name="P39">Ujawniono nadwyżkę w środkach trwałych (Pk) …………………………… 450</text:p>
        </text:list-item>
        <text:list-item>
          <text:p text:style-name="P40">Rozliczono nadwyżkę środków trwałych (Pk) …………………………….. </text:p>
        </text:list-item>
        <text:list-item>
          <text:p text:style-name="P41">Zaksięgowano miesięczną amortyzację od posiadanych środków trwałych (Pk)….900</text:p>
        </text:list-item>
      </text:list>
      <text:p text:style-name="P4"/>
      <text:p text:style-name="P4">Polecenia: </text:p>
      <text:p text:style-name="P4">1. Otwórz konta wpisując salda początkowe</text:p>
      <text:p text:style-name="P4">2. Zaksięguj operacje gospodarcze</text:p>
      <text:p text:style-name="P8"/>
      <table:table table:name="Table1" table:style-name="Table1">
        <table:table-column table:style-name="Table1.A" table:number-columns-repeated="9"/>
        <table:table-column table:style-name="Table1.J"/>
        <table:table-row>
          <table:table-cell table:style-name="Table1.A1" table:number-columns-spanned="2" office:value-type="string">
            <text:p text:style-name="P10">Środki trwałe</text:p>
          </table:table-cell>
          <table:covered-table-cell/>
          <table:table-cell table:style-name="Table1.A1" table:number-columns-spanned="2" office:value-type="string">
            <text:p text:style-name="P10">Umorzenie środków trwałych</text:p>
          </table:table-cell>
          <table:covered-table-cell/>
          <table:table-cell table:style-name="Table1.A1" table:number-columns-spanned="2" office:value-type="string">
            <text:p text:style-name="P10">Środki trwałe w budowie</text:p>
          </table:table-cell>
          <table:covered-table-cell/>
          <table:table-cell table:style-name="Table1.A1" table:number-columns-spanned="2" office:value-type="string">
            <text:p text:style-name="P16">Kasa</text:p>
          </table:table-cell>
          <table:covered-table-cell/>
          <table:table-cell table:style-name="Table1.I1" table:number-columns-spanned="2" office:value-type="string">
            <text:p text:style-name="P10">Kapitał właściciela</text:p>
          </table:table-cell>
          <table:covered-table-cell/>
        </table:table-row>
        <table:table-row>
          <table:table-cell table:style-name="Table1.A2" office:value-type="string">
            <text:p text:style-name="P25">Sp. 27000</text:p>
            <text:p text:style-name="P25">2) 2000</text:p>
            <text:p text:style-name="P20">6) 2500</text:p>
            <text:p text:style-name="P20">7) 3000</text:p>
            <text:p text:style-name="P20">8) 450</text:p>
          </table:table-cell>
          <table:table-cell table:style-name="Table1.A2" office:value-type="string">
            <text:p text:style-name="P27">3)3600</text:p>
            <text:p text:style-name="P20">5)1500</text:p>
          </table:table-cell>
          <table:table-cell table:style-name="Table1.A2" office:value-type="string">
            <text:p text:style-name="P27">3)2200</text:p>
            <text:p text:style-name="P20">5) 500</text:p>
          </table:table-cell>
          <table:table-cell table:style-name="Table1.A2" office:value-type="string">
            <text:p text:style-name="P25">Sp. 9760</text:p>
            <text:p text:style-name="P20">10) 900</text:p>
          </table:table-cell>
          <table:table-cell table:style-name="Table1.A2" office:value-type="string">
            <text:p text:style-name="P25">Sp. 3000</text:p>
          </table:table-cell>
          <table:table-cell table:style-name="Table1.A2" office:value-type="string">
            <text:p text:style-name="P20">7)3000</text:p>
          </table:table-cell>
          <table:table-cell table:style-name="Table1.A2" office:value-type="string">
            <text:p text:style-name="P25">Sp. 1060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0"/>
          </table:table-cell>
          <table:table-cell table:style-name="Table1.J2" office:value-type="string">
            <text:p text:style-name="P25">Sp. 21300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J"/>
        <table:table-row>
          <table:table-cell table:style-name="Table2.A1" table:number-columns-spanned="2" office:value-type="string">
            <text:p text:style-name="P15">Rozliczenie zakupu ST</text:p>
          </table:table-cell>
          <table:covered-table-cell/>
          <table:table-cell table:style-name="Table2.A1" table:number-columns-spanned="2" office:value-type="string">
            <text:p text:style-name="P15">Rozrachunki z dostawcami</text:p>
          </table:table-cell>
          <table:covered-table-cell/>
          <table:table-cell table:style-name="Table2.A1" table:number-columns-spanned="2" office:value-type="string">
            <text:p text:style-name="P15">Rozrachunki z tytułu VAT</text:p>
          </table:table-cell>
          <table:covered-table-cell/>
          <table:table-cell table:style-name="Table2.A1" table:number-columns-spanned="2" office:value-type="string">
            <text:p text:style-name="P16">Pozoswałe koszy operacyjne</text:p>
          </table:table-cell>
          <table:covered-table-cell/>
          <table:table-cell table:style-name="Table2.I1" table:number-columns-spanned="2" office:value-type="string">
            <text:p text:style-name="P16">Pozoswałe przychody operacyjne</text:p>
          </table:table-cell>
          <table:covered-table-cell/>
        </table:table-row>
        <table:table-row>
          <table:table-cell table:style-name="Table2.A2" office:value-type="string">
            <text:p text:style-name="P25">1) 2000</text:p>
          </table:table-cell>
          <table:table-cell table:style-name="Table2.A2" office:value-type="string">
            <text:p text:style-name="P25">2) 2000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25">1) 2460</text:p>
          </table:table-cell>
          <table:table-cell table:style-name="Table2.A2" office:value-type="string">
            <text:p text:style-name="P25"><text:span text:style-name="T8">1) </text:span>460</text:p>
          </table:table-cell>
          <table:table-cell table:style-name="Table2.A2" office:value-type="string">
            <text:p text:style-name="P20">4) 276</text:p>
          </table:table-cell>
          <table:table-cell table:style-name="Table2.A2" office:value-type="string">
            <text:p text:style-name="P20">3)1400</text:p>
            <text:p text:style-name="P20">5) 1000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20"/>
          </table:table-cell>
          <table:table-cell table:style-name="Table2.J2" office:value-type="string">
            <text:p text:style-name="P20">4) 1200</text:p>
            <text:p text:style-name="P20">6) 2500</text:p>
            <text:p text:style-name="P20">9) 450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J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J2" office:value-type="string">
            <text:p text:style-name="P11"/>
          </table:table-cell>
        </table:table-row>
      </table:table>
      <text:p text:style-name="P19">3) 3600 – 2200 = 1400 <text:s/>5) 1500 -500 = 1000</text:p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table:number-columns-spanned="2" office:value-type="string">
            <text:p text:style-name="P15">Rozliczenie nadwyżek</text:p>
          </table:table-cell>
          <table:covered-table-cell/>
          <table:table-cell table:style-name="Table3.A1" table:number-columns-spanned="2" office:value-type="string">
            <text:p text:style-name="P15">Amortyzacja</text:p>
          </table:table-cell>
          <table:covered-table-cell/>
          <table:table-cell table:style-name="Table3.A1" table:number-columns-spanned="2" office:value-type="string">
            <text:p text:style-name="P17">Rozrachunki z <text:span text:style-name="T8">odbiorcami</text:span></text:p>
          </table:table-cell>
          <table:covered-table-cell/>
          <table:table-cell table:style-name="Table3.A1" table:number-columns-spanned="2" office:value-type="string">
            <text:p text:style-name="P16"/>
          </table:table-cell>
          <table:covered-table-cell/>
          <table:table-cell table:style-name="Table3.I1" table:number-columns-spanned="2" office:value-type="string">
            <text:p text:style-name="P16"/>
          </table:table-cell>
          <table:covered-table-cell/>
        </table:table-row>
        <table:table-row>
          <table:table-cell table:style-name="Table3.A2" office:value-type="string">
            <text:p text:style-name="P20">9) 450</text:p>
          </table:table-cell>
          <table:table-cell table:style-name="Table3.A2" office:value-type="string">
            <text:p text:style-name="P20">8) 450</text:p>
          </table:table-cell>
          <table:table-cell table:style-name="Table3.A2" office:value-type="string">
            <text:p text:style-name="P20">10) 900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20">4) 1476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J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J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J2" office:value-type="string">
            <text:p text:style-name="P11"/>
          </table:table-cell>
        </table:table-row>
      </table:table>
      <text:p text:style-name="P9"/>
      <text:p text:style-name="P22"> </text:p>
      <text:p text:style-name="P7" loext:marker-style-name="T4"><text:span text:style-name="T4">Zadanie 2. </text:span></text:p>
      <text:p text:style-name="P7">Spółka z.o.o. posiada następujące salda na wybranych kontach:<text:line-break/>Środki trwałe ……………………………………………………………. 22.000<text:line-break/>Umorzenie środków trwałych ……………………………………………… 10.000<text:line-break/>Rachunki bankowe …………………………………………………… 60.000</text:p>
      <text:p text:style-name="P7">W bieżącym okresie miały miejsce następujące operacje gospodarcze:</text:p>
      <text:list text:style-name="WWNum8">
        <text:list-item>
          <text:p text:style-name="P42">Wpłynęła faktura za zakup urządzeń, które będą montowane w hali produkcyjnej (Fa VAT):<text:line-break/>- wartość urządzeń …………………………………………………… 40.000<text:line-break/>- podatek VAT 23% ………………………………………………….. 9.200<text:line-break/>- suma faktury ………………………………………………………….. 49.200</text:p>
        </text:list-item>
        <text:list-item>
          <text:p text:style-name="P42">Przyjęto urządzenia fabryczne do montażu (Pk) ……….. 40.000</text:p>
        </text:list-item>
        <text:list-item>
          <text:p text:style-name="P42">Otrzymano fakturę za montaż urządzeń w hali fabrycznej (Fa VAT):</text:p>
          <text:p text:style-name="P42">- wartość prac montażowych ……………………………………. 1.500<text:line-break/>- podatek VAT 23% …………………………………………………… 345<text:line-break/>- Suma faktury …………………………………………………………. 1.845</text:p>
        </text:list-item>
        <text:list-item>
          <text:p text:style-name="P42">Zaksięgowano koszt montażu urządzeń (Pk) ……………………………</text:p>
        </text:list-item>
        <text:list-item>
          <text:p text:style-name="P42">Otrzymano darowiznę – maszyny wymagające montażu – <text:line-break/>wartość według cen rynkowych (Pk) …………………………… 2.000</text:p>
        </text:list-item>
        <text:list-item>
          <text:p text:style-name="P42">Otrzymano wyciąg bankowy, według którego:<text:line-break/>a) uregulowano zobowiązanie wobec dostawcy urządzeń <text:line-break/>fabrycznych …………………………………………………………………………. …<text:line-break/>b) opłacono fakturę za prace montażowe …………………………… …</text:p>
        </text:list-item>
        <text:list-item>
          <text:p text:style-name="P42">Przyjęto urządzenia fabryczne do ewidencji środków trwałych (OT) …</text:p>
        </text:list-item>
        <text:list-item>
          <text:p text:style-name="P42">Przeksięgowano koszty budowy bez efektu gospodarczego (Pk) …. 2.000</text:p>
        </text:list-item>
      </text:list>
      <text:p text:style-name="P7">Polecenie:</text:p>
      <text:list text:style-name="WWNum2">
        <text:list-item>
          <text:p text:style-name="P43">Zaksięgować operacje gospodarcze</text:p>
        </text:list-item>
      </text:list>
      <text:p text:style-name="P5"/>
      <text:p text:style-name="P6"/>
      <table:table table:name="Table4" table:style-name="Table4">
        <table:table-column table:style-name="Table4.A" table:number-columns-repeated="9"/>
        <table:table-column table:style-name="Table4.J"/>
        <table:table-row>
          <table:table-cell table:style-name="Table4.A1" table:number-columns-spanned="2" office:value-type="string">
            <text:p text:style-name="P12">Środki trwałe</text:p>
          </table:table-cell>
          <table:covered-table-cell/>
          <table:table-cell table:style-name="Table4.A1" table:number-columns-spanned="2" office:value-type="string">
            <text:p text:style-name="P12">Umorzenie środków trwałych</text:p>
          </table:table-cell>
          <table:covered-table-cell/>
          <table:table-cell table:style-name="Table4.A1" table:number-columns-spanned="2" office:value-type="string">
            <text:p text:style-name="P12">Rachunki bankowe</text:p>
          </table:table-cell>
          <table:covered-table-cell/>
          <table:table-cell table:style-name="Table4.A1" table:number-columns-spanned="2" office:value-type="string">
            <text:p text:style-name="P18">Rozliczenie zakupu ST</text:p>
          </table:table-cell>
          <table:covered-table-cell/>
          <table:table-cell table:style-name="Table4.I1" table:number-columns-spanned="2" office:value-type="string">
            <text:p text:style-name="P23">Rozrachunki z dostawcami</text:p>
          </table:table-cell>
          <table:covered-table-cell/>
        </table:table-row>
        <table:table-row>
          <table:table-cell table:style-name="Table4.A2" office:value-type="string">
            <text:p text:style-name="P24">Sp. 22000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4">Sp. 10000</text:p>
          </table:table-cell>
          <table:table-cell table:style-name="Table4.A2" office:value-type="string">
            <text:p text:style-name="P24">Sp. 60000</text:p>
          </table:table-cell>
          <table:table-cell table:style-name="Table4.A2" office:value-type="string">
            <text:p text:style-name="P29">6a) 40000</text:p>
          </table:table-cell>
          <table:table-cell table:style-name="Table4.A2" office:value-type="string">
            <text:p text:style-name="P24">1) 40000</text:p>
            <text:p text:style-name="P24">3) 1500</text:p>
            <text:p text:style-name="P29">6a) 40000</text:p>
          </table:table-cell>
          <table:table-cell table:style-name="Table4.A2" office:value-type="string">
            <text:p text:style-name="P24">2) 40000</text:p>
            <text:p text:style-name="P24">4) 1500</text:p>
          </table:table-cell>
          <table:table-cell table:style-name="Table4.A2" office:value-type="string">
            <text:p text:style-name="P21"/>
          </table:table-cell>
          <table:table-cell table:style-name="Table4.J2" office:value-type="string">
            <text:p text:style-name="P24">1) 49200</text:p>
            <text:p text:style-name="P24">3) 1845</text:p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J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J2" office:value-type="string">
            <text:p text:style-name="P13"/>
          </table:table-cell>
        </table:table-row>
      </table:table>
      <text:p text:style-name="P7"/>
      <table:table table:name="Table5" table:style-name="Table5">
        <table:table-column table:style-name="Table5.A" table:number-columns-repeated="9"/>
        <table:table-column table:style-name="Table5.J"/>
        <table:table-row>
          <table:table-cell table:style-name="Table5.A1" table:number-columns-spanned="2" office:value-type="string">
            <text:p text:style-name="P23">Rozrachunki z tytułu VAT</text:p>
          </table:table-cell>
          <table:covered-table-cell/>
          <table:table-cell table:style-name="Table5.A1" table:number-columns-spanned="2" office:value-type="string">
            <text:p text:style-name="P12">Środki trwałe <text:span text:style-name="T9">w budowie</text:span></text:p>
          </table:table-cell>
          <table:covered-table-cell/>
          <table:table-cell table:style-name="Table5.A1" table:number-columns-spanned="2" office:value-type="string">
            <text:p text:style-name="P23">Pozostałe przychody operacyjne</text:p>
          </table:table-cell>
          <table:covered-table-cell/>
          <table:table-cell table:style-name="Table5.A1" table:number-columns-spanned="2" office:value-type="string">
            <text:p text:style-name="P23">Pozostałe koszty operacyjne</text:p>
          </table:table-cell>
          <table:covered-table-cell/>
          <table:table-cell table:style-name="Table5.I1" table:number-columns-spanned="2" office:value-type="string">
            <text:p text:style-name="P23"/>
          </table:table-cell>
          <table:covered-table-cell/>
        </table:table-row>
        <table:table-row>
          <table:table-cell table:style-name="Table5.A2" office:value-type="string">
            <text:p text:style-name="P24">1) 9200</text:p>
            <text:p text:style-name="P24">3) 345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4">2) 40000</text:p>
            <text:p text:style-name="P28">4) 1500</text:p>
            <text:p text:style-name="P29">5) 2000</text:p>
          </table:table-cell>
          <table:table-cell table:style-name="Table5.A2" office:value-type="string">
            <text:p text:style-name="P29">8) 2000</text:p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>5) 2000</text:p>
          </table:table-cell>
          <table:table-cell table:style-name="Table5.A2" office:value-type="string">
            <text:p text:style-name="P29">8) 2000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1"/>
          </table:table-cell>
          <table:table-cell table:style-name="Table5.J2" office:value-type="string">
            <text:p text:style-name="P26"/>
          </table:table-cell>
        </table:table-row>
        <table:table-row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J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J2" office:value-type="string">
            <text:p text:style-name="P13"/>
          </table:table-cell>
        </table:table-row>
      </table:table>
      <text:p text:style-name="P7"/>
      <text:p text:style-name="P5"/>
      <text:h text:style-name="P36" text:outline-level="1"><text:span text:style-name="T4">RACHUNKOWOŚĆ FINANSOWA – ĆWICZENIA </text:span><text:span text:style-name="T5">(</text:span><text:span text:style-name="T4">06/03/2024</text:span><text:span text:style-name="T5">)</text:span></text:h>
      <text:p text:style-name="P51" loext:marker-style-name="T4"><text:bookmark-start text:name="_GoBack"/><text:span text:style-name="T4">Zadanie 1. </text:span><text:bookmark-end text:name="_GoBack"/></text:p>
      <text:p text:style-name="P51">W spółce z o.o. wystąpiły następujące salda na wybranych kontach:</text:p>
      <text:p text:style-name="P52">- Wartości niematerialne i prawne ………………………………………………………………. 1 400</text:p>
      <text:p text:style-name="P52">- Umorzenie wartości niematerialnych i prawnych ……………………………………… 400</text:p>
      <text:p text:style-name="P52">- Środki trwałe w budowie ………………………………………………………………………….. 2 200</text:p>
      <text:p text:style-name="P52">- Kapitał zakładowy …………………………………………………………………………………….. 3 200</text:p>
      <text:p text:style-name="P51">W ciągu miesiąca wystąpiły następujące operacje gospodarcze:</text:p>
      <text:list text:style-name="WWNum3">
        <text:list-item>
          <text:p text:style-name="P46">Otrzymano darowiznę – patent – który włączono do majątku firmy (Pk) ……….. 1 000</text:p>
        </text:list-item>
        <text:list-item>
          <text:p text:style-name="P46">Zlikwidowano nieprzydatne oprogramowanie komputerów (Pk)</text:p>
        </text:list-item>
      </text:list>
      <text:p text:style-name="P47">- wartość początkowa ………………………………………………………………………………………. 400</text:p>
      <text:p text:style-name="P47">- dotychczasowe umorzenie …………………………………………………………………………….. 350</text:p>
      <text:p text:style-name="P48">3. Rozliczono środki trwałe w budowie i przyjęto do ewidencji księgowej:</text:p>
      <text:p text:style-name="P48">a) pawilon handlowo-produkcyjny (OT) ………………………………………………………………………. 1 200</text:p>
      <text:p text:style-name="P48">b) komputery (OT) ………………………………………………………………………………………………. 800</text:p>
      <text:p text:style-name="P48">c) spółdzielcze, własnościowe prawo do lokalu użytkowego (OT) ……………………………….. 200</text:p>
      <text:p text:style-name="P48">4. Sprzedano za gotówkę znak towarowy innej firmie (Fa VAT, KP):</text:p>
      <text:p text:style-name="P48">a) cena sprzedaży ………………………………………………………………………………………………….. 500</text:p>
      <text:p text:style-name="P48">b) podatek VAT 23% ……………………………………………………………………………………………… …</text:p>
      <text:p text:style-name="P48">5. Przekazano sprzedany znak towarowy (Pk):</text:p>
      <text:p text:style-name="P48">a) wartość początkowa znaku towarowego ………………………………………………………………… 400</text:p>
      <text:p text:style-name="P48">b) dotychczasowe umorzenie …………………………………………………………………………………….. 350</text:p>
      <text:p text:style-name="P48">6. Otrzymano <text:s/>w formie aportu prawo do wynalazku od udziałowca (Pk) ………………….. 200</text:p>
      <text:p text:style-name="P48">7. Dokonano miesięcznych odpisów amortyzacyjnych od wartości niematerialnych<text:line-break/> i prawnych (Pk) ……………………………………………………………………………………………………. 60</text:p>
      <text:p text:style-name="P48"/>
      <text:p text:style-name="P48">POLECENIE:</text:p>
      <text:list text:style-name="WWNum4">
        <text:list-item>
          <text:p text:style-name="P45"><text:span text:style-name="T5">Zaksięguj operacje gospodarcze</text:span></text:p>
        </text:list-item>
      </text:list>
      <text:p text:style-name="P61">2) 400 – 350 = 50 <text:span text:style-name="T11">5) 400 – 350 = 50</text:span></text:p>
      <table:table table:name="Table6" table:style-name="Table6">
        <table:table-column table:style-name="Table6.A" table:number-columns-repeated="8"/>
        <table:table-row>
          <table:table-cell table:style-name="Table6.A1" table:number-columns-spanned="2" office:value-type="string">
            <text:p text:style-name="P56">020 WNiP</text:p>
          </table:table-cell>
          <table:covered-table-cell/>
          <table:table-cell table:style-name="Table6.A1" table:number-columns-spanned="2" office:value-type="string">
            <text:p text:style-name="P56">075 Umożenie WNiP</text:p>
          </table:table-cell>
          <table:covered-table-cell/>
          <table:table-cell table:style-name="Table6.A1" table:number-columns-spanned="2" office:value-type="string">
            <text:p text:style-name="P56">080 Środki trwałe w budowie</text:p>
          </table:table-cell>
          <table:covered-table-cell/>
          <table:table-cell table:style-name="Table6.G1" table:number-columns-spanned="2" office:value-type="string">
            <text:p text:style-name="P56">801 Kapitał zakładowy.</text:p>
          </table:table-cell>
          <table:covered-table-cell/>
        </table:table-row>
        <table:table-row>
          <table:table-cell table:style-name="Table6.A2" office:value-type="string">
            <text:p text:style-name="P56">Sp. 1400<text:span text:style-name="T10">0</text:span></text:p>
            <text:p text:style-name="P56">1) 1000</text:p>
            <text:p text:style-name="P59">6) 200</text:p>
          </table:table-cell>
          <table:table-cell table:style-name="Table6.A2" office:value-type="string">
            <text:p text:style-name="P58">2) 400</text:p>
            <text:p text:style-name="P59">5) 400</text:p>
          </table:table-cell>
          <table:table-cell table:style-name="Table6.A2" office:value-type="string">
            <text:p text:style-name="P58">2) 350</text:p>
            <text:p text:style-name="P59">5) 350</text:p>
          </table:table-cell>
          <table:table-cell table:style-name="Table6.A2" office:value-type="string">
            <text:p text:style-name="P56">Sp) 400<text:span text:style-name="T10">0</text:span></text:p>
            <text:p text:style-name="P59">7) 60</text:p>
          </table:table-cell>
          <table:table-cell table:style-name="Table6.A2" office:value-type="string">
            <text:p text:style-name="P56">Sp) 2200</text:p>
          </table:table-cell>
          <table:table-cell table:style-name="Table6.A2" office:value-type="string">
            <text:p text:style-name="P59">3) 2200</text:p>
          </table:table-cell>
          <table:table-cell table:style-name="Table6.A2" office:value-type="string">
            <text:p text:style-name="P57"/>
          </table:table-cell>
          <table:table-cell table:style-name="Table6.H2" office:value-type="string">
            <text:p text:style-name="P56">Sp) 3200</text:p>
            <text:p text:style-name="P59">6) 200</text:p>
          </table:table-cell>
        </table:table-row>
        <table:table-row>
          <table:table-cell table:style-name="Table6.A2" table:number-columns-spanned="2" office:value-type="string">
            <text:p text:style-name="P56">760 Pozostałe przychody operacyjne</text:p>
          </table:table-cell>
          <table:covered-table-cell/>
          <table:table-cell table:style-name="Table6.A2" table:number-columns-spanned="2" office:value-type="string">
            <text:p text:style-name="P56">010 Środki trwale</text:p>
          </table:table-cell>
          <table:covered-table-cell/>
          <table:table-cell table:style-name="Table6.A2" table:number-columns-spanned="2" office:value-type="string">
            <text:p text:style-name="P56">221 Rozrachunki z tytułu VAT</text:p>
          </table:table-cell>
          <table:covered-table-cell/>
          <table:table-cell table:style-name="Table6.H2" table:number-columns-spanned="2" office:value-type="string">
            <text:p text:style-name="P56">761 Pozostałę koszty operacyjne</text:p>
          </table:table-cell>
          <table:covered-table-cell/>
        </table:table-row>
        <table:table-row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6">1) 1000</text:p>
            <text:p text:style-name="P59">4) 400</text:p>
          </table:table-cell>
          <table:table-cell table:style-name="Table6.A2" office:value-type="string">
            <text:p text:style-name="P59">3) 2200</text:p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9">4) 115</text:p>
          </table:table-cell>
          <table:table-cell table:style-name="Table6.A2" office:value-type="string">
            <text:p text:style-name="P58">2) 50</text:p>
            <text:p text:style-name="P59">5) 50</text:p>
          </table:table-cell>
          <table:table-cell table:style-name="Table6.H2" office:value-type="string">
            <text:p text:style-name="P56"/>
          </table:table-cell>
        </table:table-row>
        <table:table-row>
          <table:table-cell table:style-name="Table6.A2" table:number-columns-spanned="2" office:value-type="string">
            <text:p text:style-name="P56">100 - Kasa</text:p>
          </table:table-cell>
          <table:covered-table-cell/>
          <table:table-cell table:style-name="Table6.A2" table:number-columns-spanned="2" office:value-type="string">
            <text:p text:style-name="P56">400 Amortyzacja</text:p>
          </table:table-cell>
          <table:covered-table-cell/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H2" office:value-type="string">
            <text:p text:style-name="P56"/>
          </table:table-cell>
        </table:table-row>
        <table:table-row>
          <table:table-cell table:style-name="Table6.A2" office:value-type="string">
            <text:p text:style-name="P59">4) 615</text:p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9">7) 60</text:p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H2" office:value-type="string">
            <text:p text:style-name="P56"/>
          </table:table-cell>
        </table:table-row>
      </table:table>
      <text:p text:style-name="Text_20_body"/>
      <text:h text:style-name="P36" text:outline-level="1">Ewidencja Inwestycji cz.1</text:h>
      <text:p text:style-name="P53" loext:marker-style-name="T4"><text:span text:style-name="T4">Zadanie 1.</text:span></text:p>
      <text:p text:style-name="P54">W firmie „XY” spółka z.o.o. wystąpiły następujące salda na wybranych kontach:</text:p>
      <text:p text:style-name="P54">Środki trwałe …………………………………………………………………………………………. 5.000</text:p>
      <text:p text:style-name="P54">Umorzenie środków trwałych ……………………………………………………………….. 1.300</text:p>
      <text:p text:style-name="P54">Rachunki bankowe ………………………………………………………………………………… 1.000</text:p>
      <text:p text:style-name="P55">W ciągu miesiąca wystąpiły następujące operacje gospodarcze:</text:p>
      <text:p text:style-name="P54">1. Otrzymano darowiznę – udziały w innej firmie (Pk) …………………………………………………… 1.000</text:p>
      <text:p text:style-name="P54">2. Dokonano przelewu bankowego tytułem zakupu długoterminowych obligacji (WB) …. 200</text:p>
      <text:p text:style-name="P54">3. Zaewidencjonowano wartość zakupionych obligacji (Pk) …………………………………………… …</text:p>
      <text:p text:style-name="P54">4. Przelew środków pieniężnych tytułem nabycia akcji długoterminowych (WB) …………… 500</text:p>
      <text:p text:style-name="P54">5. Odebrano zakupione długoterminowe akcje (Pk) ………………………………………………………. 500</text:p>
      <text:p text:style-name="P54">6. Udzielono innej firmie pożyczki długoterminowej – przelew (WB) …………………………….. 100</text:p>
      <text:p text:style-name="P54">7. Sprzedano za gotówkę udziały posiadane w innej firmie – cena sprzedaży (KP) …………. 150</text:p>
      <text:p text:style-name="P54">8. Wyksięgowano sprzedane udziały po cenie nabycia (Pk) …………………………………………… 100</text:p>
      <text:p text:style-name="P54">9. Przekwalifikowano długoterminowe akcje w finansowe aktywa krótkoterminowe (Pk) . 400</text:p>
      <text:p text:style-name="P54">10. Wniesiono udziały do innej spółki – aport środków trwałych (Pk):</text:p>
      <text:p text:style-name="P54">- wartość początkowa środka trwałego ……………………………………………………………………………. 2.300</text:p>
      <text:p text:style-name="P54">- dotychczasowe umorzenie ……………………………………………………………………………………….. 400</text:p>
      <text:p text:style-name="P53" loext:marker-style-name="T4"><text:span text:style-name="T4">POLECENIE:</text:span></text:p>
      <text:p text:style-name="P53">1) Zaksięgować operacje gospodarcze</text:p>
      <text:p text:style-name="P68">10) 2300 – 400 <text:span text:style-name="T13">= 1900</text:span></text:p>
      <text:p text:style-name="P53"/>
      <table:table table:name="Table7" table:style-name="Table7">
        <table:table-column table:style-name="Table7.A" table:number-columns-repeated="8"/>
        <table:table-row>
          <table:table-cell table:style-name="Table7.A1" table:number-columns-spanned="2" office:value-type="string">
            <text:p text:style-name="P62"><text:span text:style-name="T12">010 </text:span>Środki trwałe</text:p>
          </table:table-cell>
          <table:covered-table-cell/>
          <table:table-cell table:style-name="Table7.A1" table:number-columns-spanned="2" office:value-type="string">
            <text:p text:style-name="P63">760 Pozostałe przychody </text:p>
          </table:table-cell>
          <table:covered-table-cell/>
          <table:table-cell table:style-name="Table7.A1" table:number-columns-spanned="2" office:value-type="string">
            <text:p text:style-name="P63">750 Przychody finansowe</text:p>
          </table:table-cell>
          <table:covered-table-cell/>
          <table:table-cell table:style-name="Table7.G1" table:number-columns-spanned="2" office:value-type="string">
            <text:p text:style-name="P63">030 Długoterminowe aktywa finansowe</text:p>
          </table:table-cell>
          <table:covered-table-cell/>
        </table:table-row>
        <table:table-row>
          <table:table-cell table:style-name="Table7.A2" office:value-type="string">
            <text:p text:style-name="P63">Sp) 5000</text:p>
          </table:table-cell>
          <table:table-cell table:style-name="Table7.A2" office:value-type="string">
            <text:p text:style-name="P67">10) 2300</text:p>
          </table:table-cell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64">1) 1000</text:p>
          </table:table-cell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66">7) 150</text:p>
          </table:table-cell>
          <table:table-cell table:style-name="Table7.A2" office:value-type="string">
            <text:p text:style-name="P64">1) 1000</text:p>
            <text:p text:style-name="P65">3) 200</text:p>
            <text:p text:style-name="P66">5) 500</text:p>
            <text:p text:style-name="P66">6) 100</text:p>
            <text:p text:style-name="P67">10) 1900</text:p>
          </table:table-cell>
          <table:table-cell table:style-name="Table7.H2" office:value-type="string">
            <text:p text:style-name="P66">8) 100</text:p>
            <text:p text:style-name="P66">9) 400</text:p>
          </table:table-cell>
        </table:table-row>
        <table:table-row>
          <table:table-cell table:style-name="Table7.A2" table:number-columns-spanned="2" office:value-type="string">
            <text:p text:style-name="P62"><text:span text:style-name="T12">070 </text:span>Umorzenie środków trwałych</text:p>
          </table:table-cell>
          <table:covered-table-cell/>
          <table:table-cell table:style-name="Table7.A2" table:number-columns-spanned="2" office:value-type="string">
            <text:p text:style-name="P63">240 Pozostałe rozrachunki </text:p>
          </table:table-cell>
          <table:covered-table-cell/>
          <table:table-cell table:style-name="Table7.A2" table:number-columns-spanned="2" office:value-type="string">
            <text:p text:style-name="P63">751 Koszty finansowe</text:p>
          </table:table-cell>
          <table:covered-table-cell/>
          <table:table-cell table:style-name="Table7.H2" table:number-columns-spanned="2" office:value-type="string">
            <text:p text:style-name="P63">140 Krótkoterminowe aktywa finansowe</text:p>
          </table:table-cell>
          <table:covered-table-cell/>
        </table:table-row>
        <table:table-row>
          <table:table-cell table:style-name="Table7.A2" office:value-type="string">
            <text:p text:style-name="P67">10) 400</text:p>
          </table:table-cell>
          <table:table-cell table:style-name="Table7.A2" office:value-type="string">
            <text:p text:style-name="P63">Sp) 1300</text:p>
          </table:table-cell>
          <table:table-cell table:style-name="Table7.A2" office:value-type="string">
            <text:p text:style-name="P65">2) 200</text:p>
            <text:p text:style-name="P65">4) 500</text:p>
            <text:p text:style-name="P66">6) 100</text:p>
          </table:table-cell>
          <table:table-cell table:style-name="Table7.A2" office:value-type="string">
            <text:p text:style-name="P65">3) 200</text:p>
            <text:p text:style-name="P66">5) 500</text:p>
          </table:table-cell>
          <table:table-cell table:style-name="Table7.A2" office:value-type="string">
            <text:p text:style-name="P66">8) 100</text:p>
          </table:table-cell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66">9) 400</text:p>
          </table:table-cell>
          <table:table-cell table:style-name="Table7.H2" office:value-type="string">
            <text:p text:style-name="P62"/>
          </table:table-cell>
        </table:table-row>
        <table:table-row>
          <table:table-cell table:style-name="Table7.A2" table:number-columns-spanned="2" office:value-type="string">
            <text:p text:style-name="P63">130 Rachunki bankowe</text:p>
          </table:table-cell>
          <table:covered-table-cell/>
          <table:table-cell table:style-name="Table7.A2" table:number-columns-spanned="2" office:value-type="string">
            <text:p text:style-name="P63">100 Kasa</text:p>
          </table:table-cell>
          <table:covered-table-cell/>
          <table:table-cell table:style-name="Table7.A2" table:number-columns-spanned="2" office:value-type="string">
            <text:p text:style-name="P62"/>
          </table:table-cell>
          <table:covered-table-cell/>
          <table:table-cell table:style-name="Table7.H2" table:number-columns-spanned="2" office:value-type="string">
            <text:p text:style-name="P62"/>
          </table:table-cell>
          <table:covered-table-cell/>
        </table:table-row>
        <table:table-row>
          <table:table-cell table:style-name="Table7.A2" office:value-type="string">
            <text:p text:style-name="P63">Sp) 1000</text:p>
          </table:table-cell>
          <table:table-cell table:style-name="Table7.A2" office:value-type="string">
            <text:p text:style-name="P65">2) 200</text:p>
            <text:p text:style-name="P65">4) 500</text:p>
            <text:p text:style-name="P66">6) 100</text:p>
          </table:table-cell>
          <table:table-cell table:style-name="Table7.A2" office:value-type="string">
            <text:p text:style-name="P66">7) 150</text:p>
          </table:table-cell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62"/>
          </table:table-cell>
          <table:table-cell table:style-name="Table7.H2" office:value-type="string">
            <text:p text:style-name="P62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officeooo:rsid="001b2b27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officeooo:rsid="001b2b27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fo:font-size="20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7:58:02.579983023</meta:creation-date>
    <meta:generator>LibreOffice/24.2.0.3$Linux_X86_64 LibreOffice_project/420$Build-3</meta:generator>
    <dc:date>2024-03-06T08:57:00.944973824</dc:date>
    <meta:editing-duration>PT1H21M52S</meta:editing-duration>
    <meta:editing-cycles>18</meta:editing-cycles>
    <meta:document-statistic meta:table-count="7" meta:image-count="0" meta:object-count="0" meta:page-count="8" meta:paragraph-count="249" meta:word-count="1266" meta:character-count="9218" meta:non-whitespace-character-count="8184"/>
  </office:meta>
</office:document-meta>
</file>